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024" officeooo:paragraph-rsid="00028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gggfgfgffgg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46:12.228691967</meta:creation-date>
    <dc:date>2017-01-18T18:46:25.199015782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5.1.4.2$Linux_X86_64 LibreOffice_project/10m0$Build-2</meta:generator>
  </office:meta>
</office:document-meta>
</file>